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Helper.formatMethodForMessage( String name , List &lt; TypeDescriptor &gt; argument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Helper.formatClassNameForMessage( @ Nullable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